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color="#999999" draw:fill-color="#b2b2b2" draw:textarea-horizontal-align="justify" draw:textarea-vertical-align="top" draw:auto-grow-height="false" fo:min-height="6.951cm" fo:min-width="11.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999999" draw:fill-color="#dddddd" draw:textarea-horizontal-align="justify" draw:textarea-vertical-align="top" draw:auto-grow-height="false" fo:min-height="4.95cm" fo:min-width="4.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999999" draw:fill-color="#dddddd" draw:textarea-horizontal-align="justify" draw:textarea-vertical-align="middle" draw:auto-grow-height="false" fo:min-height="5.15cm" fo:min-width="4.19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dddddd"/>
      <style:paragraph-properties fo:text-align="center" style:writing-mode="lr-tb"/>
      <style:text-properties fo:font-size="18pt"/>
    </style:style>
    <style:style style:name="P5" style:family="paragraph">
      <style:paragraph-properties fo:margin-left="1cm" fo:margin-right="0cm" fo:text-align="start" fo:text-indent="0cm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loext:graphic-properties draw:fill-color="#dddddd"/>
      <style:paragraph-properties fo:margin-left="1cm" fo:margin-right="0cm" fo:text-align="start" fo:text-indent="0cm"/>
      <style:text-properties fo:font-size="18pt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0" style:family="paragraph">
      <loext:graphic-properties draw:fill-color="#dddddd"/>
      <style:paragraph-properties fo:text-align="center"/>
      <style:text-properties fo:font-size="18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1.6cm" svg:height="7.201cm" svg:x="0.464cm" svg:y="0.634cm">
          <text:p text:style-name="P1"><text:span text:style-name="T1">Radiative transfer model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6cm" svg:height="5.2cm" svg:x="0.687cm" svg:y="2.034cm">
          <text:p text:style-name="P3"><text:span text:style-name="T2">Canopy</text:span></text:p>
          <text:p text:style-name="P3"/>
          <text:p text:style-name="P3"/>
          <text:p text:style-name="P3">Water Cloud</text:p>
          <text:p text:style-name="P3"/>
          <text:p text:style-name="P3">SSRT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8" draw:layer="layout" svg:width="6.576cm" svg:height="5.399cm" svg:x="0.687cm" svg:y="1.834cm" svg:viewBox="0 0 6577 5400" svg:d="M0 5400v-5400h4698v1608c194-163 436-258 704-258 666 0 1175 585 1175 1350s-509 1350-1175 1350c-268 0-510-95-704-258v1608z">
          <text:p text:style-name="P5"><text:span text:style-name="T2">Surface</text:span></text:p>
          <text:p text:style-name="P6"><text:span text:style-name="T2"/></text:p>
          <text:list text:style-name="L2">
            <text:list-item>
              <text:p text:style-name="P7"><text:span text:style-name="T3">Water Cloud</text:span></text:p>
            </text:list-item>
            <text:list-item>
              <text:p text:style-name="P7"><text:span text:style-name="T3">Oh92</text:span></text:p>
            </text:list-item>
            <text:list-item>
              <text:p text:style-name="P7"><text:span text:style-name="T3">Oh04</text:span></text:p>
            </text:list-item>
            <text:list-item>
              <text:p text:style-name="P7"><text:span text:style-name="T3">Dubois95</text:span></text:p>
            </text:list-item>
            <text:list-item>
              <text:p text:style-name="P7"><text:span text:style-name="T3">IEM</text:span></text:p>
            </text:list-item>
          </text:list>
        </draw:path>
        <draw:path draw:style-name="gr3" draw:text-style-name="P10" draw:layer="layout" svg:width="4.697cm" svg:height="5.399cm" svg:x="7.166cm" svg:y="1.834cm" svg:viewBox="0 0 4698 5400" svg:d="M703 1350c-267 0-509 94-703 257v-1607h4698v5400h-4698v-1607c194 163 436 257 703 257 666 0 1175-585 1175-1350s-509-1350-1175-1350z">
          <text:p text:style-name="P6"><text:span text:style-name="T2">Canopy</text:span></text:p>
          <text:p text:style-name="P6"/>
          <text:list text:style-name="L2">
            <text:list-item>
              <text:p text:style-name="P9"><text:span text:style-name="T4">Water Cloud</text:span></text:p>
            </text:list-item>
            <text:list-item>
              <text:p text:style-name="P9"><text:span text:style-name="T4">SSRT/S</text:span><text:span text:style-name="T5">2</text:span><text:span text:style-name="T4">RT</text:span></text:p>
              <text:p text:style-name="P9"><text:span text:style-name="T4"/></text:p>
              <text:p text:style-name="P9"><text:span text:style-name="T4"/></text:p>
              <text:p text:style-name="P9"><text:span text:style-name="T4"/></text:p>
            </text:list-item>
          </text:list>
        </draw:path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446cm" fo:page-height="8.50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152cm" svg:x="1cm" svg:y="3.196cm"/>
      <draw:page-thumbnail draw:layer="backgroundobjects" svg:width="8.999cm" svg:height="6.152cm" svg:x="1cm" svg:y="11.772cm"/>
      <draw:page-thumbnail draw:layer="backgroundobjects" svg:width="8.999cm" svg:height="6.152cm" svg:x="1cm" svg:y="20.348cm"/>
      <draw:page-thumbnail draw:layer="backgroundobjects" svg:width="8.999cm" svg:height="6.152cm" svg:x="11cm" svg:y="3.196cm"/>
      <draw:page-thumbnail draw:layer="backgroundobjects" svg:width="8.999cm" svg:height="6.152cm" svg:x="11cm" svg:y="11.772cm"/>
      <draw:page-thumbnail draw:layer="backgroundobjects" svg:width="8.999cm" svg:height="6.152cm" svg:x="11cm" svg:y="20.348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4:33:00.189008397</meta:creation-date>
    <dc:date>2024-09-22T14:39:57.104194049</dc:date>
    <meta:editing-duration>PT6M57S</meta:editing-duration>
    <meta:editing-cycles>2</meta:editing-cycles>
    <meta:generator>LibreOffice/7.6.7.2$Linux_X86_64 LibreOffice_project/60$Build-2</meta:generator>
    <meta:document-statistic meta:object-count="27"/>
  </office:meta>
</office:document-meta>
</file>